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TENCIO ESCALERA NEMECIO FAU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TENCIO ESCALERA NEMECIO FAUS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TENCIO ESCALERA NEMECIO FA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2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5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949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2:40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